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a6da9" officeooo:paragraph-rsid="000b94ec"/>
    </style:style>
    <style:style style:name="P2" style:family="paragraph" style:parent-style-name="Standard">
      <style:text-properties officeooo:rsid="000a6da9" officeooo:paragraph-rsid="000c267b"/>
    </style:style>
    <style:style style:name="P3" style:family="paragraph" style:parent-style-name="Standard">
      <style:text-properties officeooo:rsid="000b94ec" officeooo:paragraph-rsid="000b94ec"/>
    </style:style>
    <style:style style:name="P4" style:family="paragraph" style:parent-style-name="Standard">
      <style:text-properties officeooo:rsid="000cc730" officeooo:paragraph-rsid="000cc730"/>
    </style:style>
    <style:style style:name="P5" style:family="paragraph" style:parent-style-name="Standard">
      <style:text-properties officeooo:rsid="000e4d59" officeooo:paragraph-rsid="000e4d59"/>
    </style:style>
    <style:style style:name="P6" style:family="paragraph" style:parent-style-name="Standard">
      <style:text-properties officeooo:rsid="000e4d59" officeooo:paragraph-rsid="000fcaba"/>
    </style:style>
    <style:style style:name="P7" style:family="paragraph" style:parent-style-name="Standard">
      <style:text-properties officeooo:rsid="000e4d59" officeooo:paragraph-rsid="000fcaba"/>
    </style:style>
    <style:style style:name="P8" style:family="paragraph" style:parent-style-name="Standard">
      <style:text-properties officeooo:rsid="0011c684" officeooo:paragraph-rsid="0011c684"/>
    </style:style>
    <style:style style:name="T1" style:family="text">
      <style:text-properties officeooo:rsid="000b94ec"/>
    </style:style>
    <style:style style:name="T2" style:family="text">
      <style:text-properties officeooo:rsid="000c267b"/>
    </style:style>
    <style:style style:name="T3" style:family="text">
      <style:text-properties officeooo:rsid="000fcab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mmerechts and Kavadias (2017) use agent-based simulation to describe certain kinds of human interdependence. In particular, they operationalize the effects of power in the computational framework provided by NetLogo. They conclude that “ABM can grasp the social interactions that are important from a figurational perspective on social life,” a perspective initially expressed by the <text:span text:style-name="T1">sociologist Norbert Elias. </text:span></text:p>
      <text:p text:style-name="P1"/>
      <text:p text:style-name="P3">References</text:p>
      <text:p text:style-name="P1"/>
      <text:p text:style-name="P2"><text:span text:style-name="T1">Hemmerechts K, Kavadias D and Vicente N. Sociological Research Online </text:span><text:span text:style-name="T2">22(4</text:span><text:span text:style-name="T1">): </text:span><text:span text:style-name="T2">1</text:span><text:span text:style-name="T1">-</text:span><text:span text:style-name="T2">27</text:span><text:span text:style-name="T1">. Available at: </text:span><text:a xlink:type="simple" xlink:href="http://wwww.socresonline.org.uk/" text:style-name="Internet_20_link" text:visited-style-name="Visited_20_Internet_20_Link"><text:span text:style-name="T1">http://wwww.socresonline.org.uk/</text:span></text:a></text:p>
      <text:p text:style-name="P2"/>
      <text:p text:style-name="P4">NEED QUOTES FROM ELIAS ….</text:p>
      <text:p text:style-name="P4"/>
      <text:p text:style-name="P5">The Power of Precedence</text:p>
      <text:p text:style-name="P5"/>
      <text:p text:style-name="P5"/>
      <text:p text:style-name="P5"/>
      <text:p text:style-name="P5">Once a binary relation of precedence forms between agents x and y, where x has conversational precedence with respect to agent y, then x has the opportunity to influence y so that the belief of y with respect to some issue becomes more in line with the belief of x. </text:p>
      <text:p text:style-name="P5"/>
      <text:p text:style-name="P5">xPy and yPz =&gt; xPz so precedence (and therefore power) is transitive. </text:p>
      <text:p text:style-name="P5"/>
      <text:p text:style-name="P5"><text:span text:style-name="T3">S</text:span>uppose ~xPy and xAy. </text:p>
      <text:p text:style-name="P5"><text:tab/>If sgn(B(x)) == sgn(B(y)), then B(y) will move toward B(x) <text:span text:style-name="T3">[but by less than when xPy]</text:span><text:tab/></text:p>
      <text:p text:style-name="P5"><text:tab/>If sgn(B(x)) != sgn(B(y)), then B(y) will move away from B(x)</text:p>
      <text:p text:style-name="P5"/>
      <text:p text:style-name="P6"><text:span text:style-name="T3">S</text:span>uppose xPy and xAy. </text:p>
      <text:p text:style-name="P6"><text:tab/>B(y) will move toward B(x) <text:span text:style-name="T3">[but by more than when ~xPy]</text:span></text:p>
      <text:p text:style-name="P6"/>
      <text:p text:style-name="P6"/>
      <text:p text:style-name="P8">xPy and yPz =&gt; Power(x) = PathLength(x, z) = 1</text:p>
      <text:p text:style-name="P8"/>
      <text:p text:style-name="P8">xPw and wPz and zPy =&gt; Power(x) = PathLength(x, y) = 2</text:p>
      <text:p text:style-name="P8"/>
      <text:p text:style-name="P8">TotalPower(x) = sum(x, f) over all f without redundancy</text:p>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13T14:49:58.125000000</dc:date>
    <meta:editing-duration>PT21H9M1S</meta:editing-duration>
    <meta:editing-cycles>5</meta:editing-cycles>
    <meta:generator>LibreOffice/7.3.1.3$Windows_X86_64 LibreOffice_project/a69ca51ded25f3eefd52d7bf9a5fad8c90b87951</meta:generator>
    <meta:document-statistic meta:table-count="0" meta:image-count="0" meta:object-count="0" meta:page-count="1" meta:paragraph-count="15" meta:word-count="221" meta:character-count="1340" meta:non-whitespace-character-count="1125"/>
  </office:meta>
</office:document-meta>
</file>